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cm" fo:min-width="0.1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7cm" fo:min-width="0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.75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.2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.75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6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.961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5cm" fo:min-width="0.516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1.04cm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7" style:family="graphic" style:parent-style-name="standard">
      <style:graphic-properties draw:stroke="dash" draw:stroke-dash="Long_20_Dash" svg:stroke-width="0.053cm" svg:stroke-color="#2a6099" draw:marker-start-width="0.28cm" draw:marker-end-width="0.28cm" draw:stroke-linejoin="round" svg:stroke-linecap="butt" draw:fill="none" draw:textarea-horizontal-align="justify" draw:textarea-vertical-align="middle" draw:auto-grow-height="false" fo:min-height="2.948cm" fo:min-width="1.446cm" fo:padding-top="0.152cm" fo:padding-bottom="0.152cm" fo:padding-left="0.277cm" fo:padding-right="0.277cm"/>
    </style:style>
    <style:style style:name="gr28" style:family="graphic" style:parent-style-name="standard">
      <style:graphic-properties draw:stroke="dash" draw:stroke-dash="Long_20_Dash" svg:stroke-width="0.053cm" svg:stroke-color="#2a6099" draw:marker-start-width="0.28cm" draw:marker-end-width="0.28cm" draw:stroke-linejoin="round" svg:stroke-linecap="butt" draw:fill="none" draw:textarea-horizontal-align="justify" draw:textarea-vertical-align="middle" draw:auto-grow-height="false" fo:min-height="1.021cm" fo:min-width="0.678cm" fo:padding-top="0.152cm" fo:padding-bottom="0.152cm" fo:padding-left="0.277cm" fo:padding-right="0.277cm"/>
    </style:style>
    <style:style style:name="gr29" style:family="graphic" style:parent-style-name="standard">
      <style:graphic-properties draw:stroke="dash" draw:stroke-dash="Long_20_Dash" svg:stroke-width="0.053cm" svg:stroke-color="#2a6099" draw:marker-start-width="0.28cm" draw:marker-end-width="0.28cm" draw:stroke-linejoin="round" svg:stroke-linecap="butt" draw:fill="none" draw:textarea-horizontal-align="justify" draw:textarea-vertical-align="middle" draw:auto-grow-height="false" fo:min-height="2.946cm" fo:min-width="1.092cm" fo:padding-top="0.152cm" fo:padding-bottom="0.152cm" fo:padding-left="0.277cm" fo:padding-right="0.2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33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66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34cm"/>
      <style:paragraph-properties style:writing-mode="lr-tb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5cm" svg:height="0.725cm" svg:x="2.609cm" svg:y="7.514cm">
          <draw:text-box>
            <text:p text:style-name="P1"><text:span text:style-name="T1">ERR</text:span></text:p>
          </draw:text-box>
        </draw:frame>
        <draw:frame draw:style-name="gr2" draw:text-style-name="P3" draw:layer="layout" svg:width="1.209cm" svg:height="0.725cm" svg:x="2.598cm" svg:y="5.797cm">
          <draw:text-box>
            <text:p><text:span text:style-name="T1">PID</text:span></text:p>
          </draw:text-box>
        </draw:frame>
        <draw:custom-shape draw:style-name="gr3" draw:text-style-name="P4" xml:id="id5" draw:id="id5" draw:layer="layout" svg:width="1.25cm" svg:height="0.75cm" svg:x="8.095cm" svg:y="1.74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52cm" svg:height="0.542cm" svg:x="8.178cm" svg:y="1.8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4" draw:id="id4" draw:layer="layout" svg:width="1.25cm" svg:height="0.75cm" svg:x="8.095cm" svg:y="3.74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9cm" svg:height="0.542cm" svg:x="8.178cm" svg:y="3.8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5" draw:layer="layout" svg:width="0.768cm" svg:height="1.14cm" svg:x="2.855cm" svg:y="1.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5" draw:text-style-name="P4" xml:id="id1" draw:id="id1" draw:layer="layout" svg:width="0.75cm" svg:height="0.75cm" svg:x="1.345cm" svg:y="1.74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492cm" svg:height="0.47cm" svg:x="1.468cm" svg:y="1.8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5" draw:layer="layout" svg:width="0.768cm" svg:height="1.14cm" svg:x="3.968cm" svg:y="3.5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6" draw:text-style-name="P6" xml:id="id6" draw:id="id6" draw:layer="layout" svg:width="1.25cm" svg:height="0.75cm" svg:x="2.579cm" svg:y="5.77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912cm" svg:height="0.513cm" svg:x="2.365cm" svg:y="5.1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7" draw:text-style-name="P4" draw:layer="layout" svg:x1="2.095cm" svg:y1="2.124cm" svg:x2="2.705cm" svg:y2="2.129cm" draw:start-shape="id1" draw:start-glue-point="1" draw:end-shape="id2" draw:end-glue-point="6" svg:d="M2095 2124h305v5h305" svg:viewBox="0 0 611 6">
          <text:p/>
        </draw:connector>
        <draw:connector draw:style-name="gr8" draw:text-style-name="P4" draw:layer="layout" svg:x1="1.72cm" svg:y1="2.499cm" svg:x2="3.806cm" svg:y2="4.116cm" draw:start-shape="id1" draw:start-glue-point="2" draw:end-shape="id3" draw:end-glue-point="6" svg:d="M1720 2499v1617h2086" svg:viewBox="0 0 2087 1618">
          <text:p/>
        </draw:connector>
        <draw:connector draw:style-name="gr9" draw:text-style-name="P4" draw:layer="layout" svg:x1="4.806cm" svg:y1="4.116cm" svg:x2="8.095cm" svg:y2="4.124cm" draw:start-shape="id3" draw:start-glue-point="10" draw:end-shape="id4" draw:end-glue-point="3" svg:d="M4806 4116h1645v8h1644" svg:viewBox="0 0 3290 9">
          <text:p/>
        </draw:connector>
        <draw:connector draw:style-name="gr10" draw:text-style-name="P4" draw:layer="layout" svg:x1="3.705cm" svg:y1="2.129cm" svg:x2="8.095cm" svg:y2="2.124cm" draw:start-shape="id2" draw:start-glue-point="10" draw:end-shape="id5" draw:end-glue-point="3" svg:d="M3705 2129h2196v-5h2194" svg:viewBox="0 0 4391 6">
          <text:p/>
        </draw:connector>
        <draw:connector draw:style-name="gr11" draw:text-style-name="P4" draw:layer="layout" svg:x1="3.204cm" svg:y1="5.779cm" svg:x2="3.205cm" svg:y2="2.629cm" draw:start-shape="id6" draw:start-glue-point="0" draw:end-shape="id2" draw:end-glue-point="8" svg:d="M3204 5779v-1574h1v-1576" svg:viewBox="0 0 2 3151">
          <text:p/>
        </draw:connector>
        <draw:custom-shape draw:style-name="gr12" draw:text-style-name="P6" xml:id="id2" draw:id="id2" draw:layer="layout" svg:width="1cm" svg:height="1cm" svg:x="2.705cm" svg:y="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1cm" svg:height="1cm" svg:x="3.806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line-skew="-0.074cm" svg:x1="3.204cm" svg:y1="5.779cm" svg:x2="4.306cm" svg:y2="4.616cm" draw:start-shape="id6" draw:start-glue-point="0" draw:end-shape="id3" draw:end-glue-point="8" svg:d="M3204 5779v-655h1102v-508" svg:viewBox="0 0 1103 1164">
          <text:p/>
        </draw:connector>
        <draw:frame draw:style-name="gr14" draw:text-style-name="P3" draw:layer="layout" svg:width="0.714cm" svg:height="0.962cm" svg:x="3.171cm" svg:y="2.239cm">
          <draw:text-box>
            <text:p>-</text:p>
          </draw:text-box>
        </draw:frame>
        <draw:frame draw:style-name="gr15" draw:text-style-name="P3" draw:layer="layout" svg:width="0.875cm" svg:height="0.962cm" svg:x="2.125cm" svg:y="1.279cm">
          <draw:text-box>
            <text:p>+</text:p>
          </draw:text-box>
        </draw:frame>
        <draw:frame draw:style-name="gr15" draw:text-style-name="P3" draw:layer="layout" svg:width="0.875cm" svg:height="0.962cm" svg:x="3.245cm" svg:y="3.272cm">
          <draw:text-box>
            <text:p>+</text:p>
          </draw:text-box>
        </draw:frame>
        <draw:frame draw:style-name="gr15" draw:text-style-name="P3" draw:layer="layout" svg:width="0.875cm" svg:height="0.962cm" svg:x="4.231cm" svg:y="4.272cm">
          <draw:text-box>
            <text:p>+</text:p>
          </draw:text-box>
        </draw:frame>
        <draw:frame draw:style-name="gr4" draw:text-style-name="P5" draw:layer="layout" svg:width="0.916cm" svg:height="0.513cm" svg:x="2.419cm" svg:y="6.8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2" draw:layer="layout" svg:width="1.328cm" svg:height="0.725cm" svg:x="6.033cm" svg:y="6.624cm">
          <draw:text-box>
            <text:p text:style-name="P1"><text:span text:style-name="T1">CAL</text:span></text:p>
          </draw:text-box>
        </draw:frame>
        <draw:custom-shape draw:style-name="gr17" draw:text-style-name="P6" xml:id="id7" draw:id="id7" draw:layer="layout" svg:width="1.461cm" svg:height="0.75cm" svg:x="5.963cm" svg:y="6.6cm">
          <text:p/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line-skew="-0.406cm" svg:x1="5.963cm" svg:y1="6.975cm" svg:x2="4.074cm" svg:y2="7.578cm" draw:start-shape="id7" draw:start-glue-point="3" draw:end-shape="id8" draw:end-glue-point="1" svg:d="M5963 6975h-1351v603h-538" svg:viewBox="0 0 1890 604">
          <text:p/>
        </draw:connector>
        <draw:frame draw:style-name="gr19" draw:text-style-name="P2" draw:layer="layout" svg:width="1.328cm" svg:height="0.725cm" svg:x="6.045cm" svg:y="7.519cm">
          <draw:text-box>
            <text:p text:style-name="P1"><text:span text:style-name="T1">CAL</text:span></text:p>
          </draw:text-box>
        </draw:frame>
        <draw:custom-shape draw:style-name="gr17" draw:text-style-name="P6" xml:id="id9" draw:id="id9" draw:layer="layout" svg:width="1.461cm" svg:height="0.75cm" svg:x="5.963cm" svg:y="7.5cm">
          <text:p/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5.963cm" svg:y1="7.875cm" svg:x2="4.074cm" svg:y2="7.875cm" draw:start-shape="id9" draw:start-glue-point="3" draw:end-shape="id10" draw:end-glue-point="1" svg:d="M5963 7875h-1889" svg:viewBox="0 0 1890 1">
          <text:p/>
        </draw:connector>
        <draw:frame draw:style-name="gr20" draw:text-style-name="P2" draw:layer="layout" svg:width="1.328cm" svg:height="0.725cm" svg:x="6.03cm" svg:y="8.421cm">
          <draw:text-box>
            <text:p text:style-name="P1"><text:span text:style-name="T1">CAL</text:span></text:p>
          </draw:text-box>
        </draw:frame>
        <draw:custom-shape draw:style-name="gr17" draw:text-style-name="P6" xml:id="id11" draw:id="id11" draw:layer="layout" svg:width="1.461cm" svg:height="0.75cm" svg:x="5.963cm" svg:y="8.4cm">
          <text:p/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line-skew="-0.405cm" svg:x1="5.963cm" svg:y1="8.775cm" svg:x2="4.072cm" svg:y2="8.171cm" draw:start-shape="id11" draw:start-glue-point="3" draw:end-shape="id12" draw:end-glue-point="1" svg:d="M5963 8775h-1351v-604h-540" svg:viewBox="0 0 1892 605">
          <text:p/>
        </draw:connector>
        <draw:custom-shape draw:style-name="gr3" draw:text-style-name="P4" xml:id="id13" draw:id="id13" draw:layer="layout" svg:width="1.25cm" svg:height="0.75cm" svg:x="8.125cm" svg:y="6.59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18cm" svg:height="0.542cm" svg:x="8.253cm" svg:y="6.72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onnector draw:style-name="gr21" draw:text-style-name="P4" draw:layer="layout" svg:x1="8.125cm" svg:y1="6.972cm" svg:x2="7.424cm" svg:y2="6.975cm" draw:start-shape="id13" draw:start-glue-point="3" draw:end-shape="id7" draw:end-glue-point="1" svg:d="M8125 6972h-351v3h-350" svg:viewBox="0 0 702 4">
          <text:p/>
        </draw:connector>
        <draw:custom-shape draw:style-name="gr3" draw:text-style-name="P4" xml:id="id14" draw:id="id14" draw:layer="layout" svg:width="1.25cm" svg:height="0.75cm" svg:x="8.125cm" svg:y="7.49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3cm" svg:height="0.542cm" svg:x="8.253cm" svg:y="7.6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3" draw:text-style-name="P4" xml:id="id15" draw:id="id15" draw:layer="layout" svg:width="1.25cm" svg:height="0.75cm" svg:x="8.125cm" svg:y="8.39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98cm" svg:height="0.542cm" svg:x="8.253cm" svg:y="8.52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22" draw:text-style-name="P4" draw:layer="layout" svg:x1="8.125cm" svg:y1="7.871cm" svg:x2="7.424cm" svg:y2="7.875cm" draw:start-shape="id14" draw:start-glue-point="3" draw:end-shape="id9" draw:end-glue-point="1" svg:d="M8125 7871h-351v4h-350" svg:viewBox="0 0 702 5">
          <text:p/>
        </draw:connector>
        <draw:connector draw:style-name="gr23" draw:text-style-name="P4" draw:layer="layout" svg:x1="8.125cm" svg:y1="8.771cm" svg:x2="7.424cm" svg:y2="8.775cm" draw:start-shape="id15" draw:start-glue-point="3" draw:end-shape="id11" draw:end-glue-point="1" svg:d="M8125 8771h-351v4h-350" svg:viewBox="0 0 702 5">
          <text:p/>
        </draw:connector>
        <draw:frame draw:style-name="gr4" draw:text-style-name="P5" draw:layer="layout" svg:width="1.039cm" svg:height="0.542cm" svg:x="4.953cm" svg:y="6.2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5" draw:layer="layout" svg:width="1.051cm" svg:height="0.542cm" svg:x="4.953cm" svg:y="7.1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5" draw:layer="layout" svg:width="1.001cm" svg:height="0.542cm" svg:x="4.953cm" svg:y="8.08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24" draw:text-style-name="P4" xml:id="id10" draw:id="id10" draw:layer="layout" svg:width="1.54cm" svg:height="0.75cm" svg:x="2.534cm" svg:y="7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xml:id="id8" draw:id="id8" draw:layer="layout" svg:width="0.25cm" svg:height="0.25cm" svg:x="3.824cm" svg:y="7.45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xml:id="id12" draw:id="id12" draw:layer="layout" svg:width="0.25cm" svg:height="0.25cm" svg:x="3.822cm" svg:y="8.046cm">
          <text:p/>
          <draw:enhanced-geometry svg:viewBox="0 0 21600 21600" draw:type="rectangle" draw:enhanced-path="M 0 0 L 21600 0 21600 21600 0 21600 0 0 Z N"/>
        </draw:custom-shape>
        <draw:connector draw:style-name="gr26" draw:text-style-name="P4" draw:layer="layout" svg:x1="3.304cm" svg:y1="7.5cm" svg:x2="3.304cm" svg:y2="6.529cm" draw:start-shape="id10" draw:start-glue-point="0" svg:d="M3304 7500v-971" svg:viewBox="0 0 1 972">
          <text:p/>
        </draw:connector>
        <draw:custom-shape draw:style-name="gr27" draw:text-style-name="P4" draw:layer="layout" svg:width="2cm" svg:height="3.25cm" svg:x="7.54cm" svg:y="1.4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232cm" svg:height="1.325cm" svg:x="1.067cm" svg:y="1.4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646cm" svg:height="3.25cm" svg:x="7.921cm" svg:y="6.202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225cm" svg:height="0.725cm" svg:x="0.782cm" svg:y="0.828cm">
          <draw:text-box>
            <text:p><text:span text:style-name="T1">Demand </text:span></text:p>
          </draw:text-box>
        </draw:frame>
        <draw:frame draw:style-name="gr31" draw:text-style-name="P2" draw:layer="layout" svg:width="1.78cm" svg:height="0.725cm" svg:x="8.024cm" svg:y="0.824cm">
          <draw:text-box>
            <text:p text:style-name="P1"><text:span text:style-name="T1">Output</text:span></text:p>
          </draw:text-box>
        </draw:frame>
        <draw:frame draw:style-name="gr32" draw:text-style-name="P2" draw:layer="layout" svg:width="3.097cm" svg:height="0.725cm" svg:x="6.746cm" svg:y="5.583cm">
          <draw:text-box>
            <text:p text:style-name="P1"><text:span text:style-name="T1">Measurem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65cm" fo:page-height="10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8:26:05.566663958</meta:creation-date>
    <dc:date>2022-07-27T14:07:39.669989776</dc:date>
    <meta:editing-duration>PT1H48M40S</meta:editing-duration>
    <meta:editing-cycles>52</meta:editing-cycles>
    <meta:generator>LibreOffice/7.2.7.2$Linux_X86_64 LibreOffice_project/20$Build-2</meta:generator>
    <meta:document-statistic meta:object-count="56"/>
  </office:meta>
</office:document-meta>
</file>

<file path=Object 1/content.xml><?xml version="1.0" encoding="utf-8"?>
<math xmlns="http://www.w3.org/1998/Math/MathML" display="block">
  <semantics>
    <mrow>
      <msub>
        <mi>p</mi>
        <mi>l</mi>
      </msub>
      <mrow>
        <mo fence="true" form="prefix" stretchy="false">(</mo>
        <mrow>
          <mi>t</mi>
        </mrow>
        <mo fence="true" form="postfix" stretchy="false">)</mo>
      </mrow>
    </mrow>
    <annotation encoding="StarMath 5.0">p_l(t)</annotation>
  </semantics>
</math>
</file>

<file path=Object 10/content.xml><?xml version="1.0" encoding="utf-8"?>
<math xmlns="http://www.w3.org/1998/Math/MathML" display="block">
  <semantics>
    <mrow>
      <msub>
        <mi>r</mi>
        <mi>c</mi>
      </msub>
      <mrow>
        <mo fence="true" form="prefix" stretchy="false">(</mo>
        <mrow>
          <mi>t</mi>
        </mrow>
        <mo fence="true" form="postfix" stretchy="false">)</mo>
      </mrow>
    </mrow>
    <annotation encoding="StarMath 5.0">r_c(t)</annotation>
  </semantics>
</math>
</file>

<file path=Object 11/content.xml><?xml version="1.0" encoding="utf-8"?>
<math xmlns="http://www.w3.org/1998/Math/MathML" display="block">
  <semantics>
    <mrow>
      <msub>
        <mi>r</mi>
        <mi>l</mi>
      </msub>
      <mrow>
        <mo fence="true" form="prefix" stretchy="false">(</mo>
        <mrow>
          <mi>t</mi>
        </mrow>
        <mo fence="true" form="postfix" stretchy="false">)</mo>
      </mrow>
    </mrow>
    <annotation encoding="StarMath 5.0">r_l(t)</annotation>
  </semantics>
</math>
</file>

<file path=Object 12/content.xml><?xml version="1.0" encoding="utf-8"?>
<math xmlns="http://www.w3.org/1998/Math/MathML" display="block">
  <semantics>
    <mrow>
      <msub>
        <mi>c</mi>
        <mi>r</mi>
      </msub>
      <mrow>
        <mo fence="true" form="prefix" stretchy="false">(</mo>
        <mrow>
          <mi>t</mi>
        </mrow>
        <mo fence="true" form="postfix" stretchy="false">)</mo>
      </mrow>
    </mrow>
    <annotation encoding="StarMath 5.0">c_r(t)</annotation>
  </semantics>
</math>
</file>

<file path=Object 1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t</mi>
        </mrow>
        <mo fence="true" form="postfix" stretchy="false">)</mo>
      </mrow>
    </mrow>
    <annotation encoding="StarMath 5.0">c_c(t)</annotation>
  </semantics>
</math>
</file>

<file path=Object 14/content.xml><?xml version="1.0" encoding="utf-8"?>
<math xmlns="http://www.w3.org/1998/Math/MathML" display="block">
  <semantics>
    <mrow>
      <msub>
        <mi>c</mi>
        <mi>l</mi>
      </msub>
      <mrow>
        <mo fence="true" form="prefix" stretchy="false">(</mo>
        <mrow>
          <mi>t</mi>
        </mrow>
        <mo fence="true" form="postfix" stretchy="false">)</mo>
      </mrow>
    </mrow>
    <annotation encoding="StarMath 5.0">c_l(t)</annotation>
  </semantics>
</math>
</file>

<file path=Object 2/content.xml><?xml version="1.0" encoding="utf-8"?>
<math xmlns="http://www.w3.org/1998/Math/MathML" display="block">
  <semantics>
    <mrow>
      <msub>
        <mi>p</mi>
        <mi>r</mi>
      </msub>
      <mrow>
        <mo fence="true" form="prefix" stretchy="false">(</mo>
        <mrow>
          <mi>t</mi>
        </mrow>
        <mo fence="true" form="postfix" stretchy="false">)</mo>
      </mrow>
    </mrow>
    <annotation encoding="StarMath 5.0">p_r(t)</annotation>
  </semantics>
</math>
</file>

<file path=Object 3/content.xml><?xml version="1.0" encoding="utf-8"?>
<math xmlns="http://www.w3.org/1998/Math/MathML" display="block">
  <semantics>
    <mrow>
      <munderover>
        <mo stretchy="false">∑</mo>
        <mrow/>
        <mrow/>
      </munderover>
      <mrow/>
    </mrow>
    <annotation encoding="StarMath 5.0">sum from {} to {} {}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row>
      <munderover>
        <mo stretchy="false">∑</mo>
        <mrow/>
        <mrow/>
      </munderover>
      <mrow/>
    </mrow>
    <annotation encoding="StarMath 5.0">sum from {} to {} {}</annotation>
  </semantics>
</math>
</file>

<file path=Object 7/content.xml><?xml version="1.0" encoding="utf-8"?>
<math xmlns="http://www.w3.org/1998/Math/MathML" display="block">
  <semantics>
    <mrow>
      <mi>f</mi>
      <mrow>
        <mo fence="true" form="prefix" stretchy="false">(</mo>
        <mrow>
          <mi>t</mi>
        </mrow>
        <mo fence="true" form="postfix" stretchy="false">)</mo>
      </mrow>
    </mrow>
    <annotation encoding="StarMath 5.0">f(t)</annotation>
  </semantics>
</math>
</file>

<file path=Object 8/content.xml><?xml version="1.0" encoding="utf-8"?>
<math xmlns="http://www.w3.org/1998/Math/MathML" display="block">
  <semantics>
    <mrow>
      <mi>e</mi>
      <mrow>
        <mo fence="true" form="prefix" stretchy="false">(</mo>
        <mrow>
          <mi>t</mi>
        </mrow>
        <mo fence="true" form="postfix" stretchy="false">)</mo>
      </mrow>
    </mrow>
    <annotation encoding="StarMath 5.0">e(t)</annotation>
  </semantics>
</math>
</file>

<file path=Object 9/content.xml><?xml version="1.0" encoding="utf-8"?>
<math xmlns="http://www.w3.org/1998/Math/MathML" display="block">
  <semantics>
    <mrow>
      <msub>
        <mi>r</mi>
        <mi>r</mi>
      </msub>
      <mrow>
        <mo fence="true" form="prefix" stretchy="false">(</mo>
        <mrow>
          <mi>t</mi>
        </mrow>
        <mo fence="true" form="postfix" stretchy="false">)</mo>
      </mrow>
    </mrow>
    <annotation encoding="StarMath 5.0">r_r(t)</annotation>
  </semantics>
</math>
</file>